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39cm" style:rel-column-width="2489*"/>
    </style:style>
    <style:style style:name="Tabla1.B" style:family="table-column">
      <style:table-column-properties style:column-width="1.404cm" style:rel-column-width="796*"/>
    </style:style>
    <style:style style:name="Tabla1.C" style:family="table-column">
      <style:table-column-properties style:column-width="5.08cm" style:rel-column-width="2880*"/>
    </style:style>
    <style:style style:name="Tabla1.D" style:family="table-column">
      <style:table-column-properties style:column-width="1.332cm" style:rel-column-width="755*"/>
    </style:style>
    <style:style style:name="Tabla1.E" style:family="table-column">
      <style:table-column-properties style:column-width="4.794cm" style:rel-column-width="2718*"/>
    </style:style>
    <style:style style:name="Tabla1.A1" style:family="table-cell">
      <style:table-cell-properties fo:padding="0.097cm" fo:border="1pt ridge #000000"/>
    </style:style>
    <style:style style:name="Tabla1.B1" style:family="table-cell">
      <style:table-cell-properties fo:padding="0.097cm" fo:border="none"/>
    </style:style>
    <style:style style:name="Tabla1.C1" style:family="table-cell">
      <style:table-cell-properties fo:padding="0.097cm" fo:border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6cm" style:rel-column-width="3212*"/>
    </style:style>
    <style:style style:name="Tabla3.B" style:family="table-column">
      <style:table-column-properties style:column-width="2.473cm" style:rel-column-width="1402*"/>
    </style:style>
    <style:style style:name="Tabla3.C" style:family="table-column">
      <style:table-column-properties style:column-width="8.862cm" style:rel-column-width="5024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merican Typewriter" fo:font-size="32pt" officeooo:rsid="00051d41" officeooo:paragraph-rsid="00051d41" style:font-size-asian="32pt" style:font-size-complex="32pt"/>
    </style:style>
    <style:style style:name="P2" style:family="paragraph" style:parent-style-name="Standard">
      <style:paragraph-properties fo:text-align="justify" style:justify-single-word="false"/>
      <style:text-properties style:font-name="American Typewriter" fo:font-size="16pt" officeooo:rsid="00051d41" officeooo:paragraph-rsid="00051d41" style:font-size-asian="14pt" style:font-size-complex="16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7.003cm" style:type="center"/>
          <style:tab-stop style:position="12.922cm" style:type="center"/>
        </style:tab-stops>
      </style:paragraph-properties>
      <style:text-properties style:font-name="American Typewriter" fo:font-size="16pt" officeooo:rsid="00051d41" officeooo:paragraph-rsid="00051d41" style:font-size-asian="14pt" style:font-size-complex="16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style:font-name="American Typewriter" fo:font-size="16pt" officeooo:rsid="00051d41" officeooo:paragraph-rsid="00051d41" style:font-size-asian="14pt" style:font-size-complex="16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7.003cm" style:type="center"/>
          <style:tab-stop style:position="12.922cm" style:type="center"/>
        </style:tab-stops>
      </style:paragraph-properties>
      <style:text-properties style:font-name="American Typewriter" fo:font-size="16pt" officeooo:rsid="00051d41" officeooo:paragraph-rsid="00051d41" style:font-size-asian="14pt" style:font-size-complex="16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7.003cm" style:type="center"/>
          <style:tab-stop style:position="12.922cm" style:type="center"/>
        </style:tab-stops>
      </style:paragraph-properties>
      <style:text-properties style:font-name="American Typewriter" fo:font-size="16pt" officeooo:rsid="00054c9a" officeooo:paragraph-rsid="00054c9a" style:font-size-asian="14pt" style:font-size-complex="1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7.003cm" style:type="center"/>
          <style:tab-stop style:position="12.922cm" style:type="center"/>
        </style:tab-stops>
      </style:paragraph-properties>
      <style:text-properties style:font-name="American Typewriter" fo:font-size="16pt" officeooo:rsid="00054c9a" officeooo:paragraph-rsid="00054c9a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American Typewriter" fo:font-size="24pt" officeooo:rsid="00051d41" officeooo:paragraph-rsid="00051d41" style:font-size-asian="24pt" style:font-size-complex="24pt"/>
    </style:style>
    <style:style style:name="P9" style:family="paragraph" style:parent-style-name="Standard">
      <style:paragraph-properties fo:text-align="center" style:justify-single-word="false"/>
      <style:text-properties style:font-name="American Typewriter" fo:font-size="24pt" officeooo:rsid="00051d41" officeooo:paragraph-rsid="00051d41" style:font-size-asian="21pt" style:font-size-complex="24pt"/>
    </style:style>
    <style:style style:name="P10" style:family="paragraph" style:parent-style-name="Table_20_Contents">
      <style:paragraph-properties fo:text-align="justify" style:justify-single-word="false"/>
      <style:text-properties style:font-name="American Typewriter" fo:font-size="16pt" style:font-size-asian="14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American Typewriter" fo:font-size="16pt" style:font-size-asian="14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American Typewriter" fo:font-size="16pt" officeooo:rsid="00051d41" officeooo:paragraph-rsid="00051d41" style:font-size-asian="14pt" style:font-size-complex="16pt"/>
    </style:style>
    <style:style style:name="P13" style:family="paragraph" style:parent-style-name="Table_20_Contents">
      <style:paragraph-properties fo:text-align="justify" style:justify-single-word="false"/>
      <style:text-properties style:font-name="American Typewriter" fo:font-size="16pt" officeooo:rsid="00054c9a" officeooo:paragraph-rsid="00054c9a" style:font-size-asian="14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American Typewriter" fo:font-size="16pt" officeooo:rsid="00054c9a" officeooo:paragraph-rsid="00054c9a" style:font-size-asian="14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American Typewriter" fo:font-size="14pt" officeooo:rsid="00054c9a" officeooo:paragraph-rsid="00054c9a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American Typewriter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erintos Tenebrosos</text:p>
      <text:p text:style-name="P8">Hoja de Personaje</text:p>
      <text:p text:style-name="P9"/>
      <text:p text:style-name="P2">Nombre:</text:p>
      <text:p text:style-name="P2"/>
      <text:p text:style-name="P4">Clase:<text:tab/><text:tab/><text:tab/><text:tab/>Experiencia:<text:tab/><text:tab/><text:tab/> <text:s text:c="3"/><text:tab/>Nivel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2">Ataque</text:p>
          </table:table-cell>
          <table:table-cell table:style-name="Tabla1.B1" table:number-rows-spanned="2" office:value-type="string">
            <text:p text:style-name="P12"/>
            <text:p text:style-name="P11"/>
            <text:p text:style-name="P11"/>
          </table:table-cell>
          <table:table-cell table:style-name="Tabla1.C1" office:value-type="string">
            <text:p text:style-name="P12">Armadura</text:p>
          </table:table-cell>
          <table:table-cell table:style-name="Tabla1.B1" table:number-rows-spanned="2" office:value-type="string">
            <text:p text:style-name="P12"/>
          </table:table-cell>
          <table:table-cell table:style-name="Tabla1.C1" office:value-type="string">
            <text:p text:style-name="P12">Vida</text:p>
          </table:table-cell>
        </table:table-row>
        <table:table-row>
          <table:table-cell table:style-name="Tabla1.A1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  <table:covered-table-cell/>
          <table:table-cell table:style-name="Tabla1.C2" office:value-type="string">
            <text:p text:style-name="P11"/>
          </table:table-cell>
        </table:table-row>
      </table:table>
      <text:p text:style-name="P3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12">Fue</text:p>
          </table:table-cell>
          <table:table-cell table:style-name="Tabla2.A1" office:value-type="string">
            <text:p text:style-name="P12">Des</text:p>
          </table:table-cell>
          <table:table-cell table:style-name="Tabla2.A1" office:value-type="string">
            <text:p text:style-name="P12">Con</text:p>
          </table:table-cell>
          <table:table-cell table:style-name="Tabla2.A1" office:value-type="string">
            <text:p text:style-name="P12">Int</text:p>
          </table:table-cell>
          <table:table-cell table:style-name="Tabla2.A1" office:value-type="string">
            <text:p text:style-name="P12">Sab</text:p>
          </table:table-cell>
          <table:table-cell table:style-name="Tabla2.F1" office:value-type="string">
            <text:p text:style-name="P12">Car</text:p>
          </table:table-cell>
        </table:table-row>
        <table:table-row>
          <table:table-cell table:style-name="Tabla2.A2" office:value-type="string">
            <text:p text:style-name="P11"/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F2" office:value-type="string">
            <text:p text:style-name="P11"/>
          </table:table-cell>
        </table:table-row>
        <table:table-row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A2" office:value-type="string">
            <text:p text:style-name="P11"/>
          </table:table-cell>
          <table:table-cell table:style-name="Tabla2.F2" office:value-type="string">
            <text:p text:style-name="P11"/>
          </table:table-cell>
        </table:table-row>
      </table:table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table:number-rows-spanned="2" table:number-columns-spanned="2" office:value-type="string">
            <text:p text:style-name="P14">Dinero</text:p>
            <text:p text:style-name="P13"/>
          </table:table-cell>
          <table:covered-table-cell/>
          <table:table-cell table:style-name="Tabla3.C1" office:value-type="string">
            <text:p text:style-name="P14">Armas y Armadura</text:p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4">Equipo</text:p>
          </table:table-cell>
          <table:table-cell table:style-name="Tabla3.A3" office:value-type="string">
            <text:p text:style-name="P14">Peso</text:p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A3" office:value-type="string">
            <text:p text:style-name="P15"/>
          </table:table-cell>
          <table:table-cell table:style-name="Tabla3.C2" office:value-type="string">
            <text:p text:style-name="P16"/>
          </table:table-cell>
        </table:table-row>
      </table:table>
      <text:p text:style-name="P6"/>
      <text:p text:style-name="P7"><text:soft-page-break/>Habilidades Especial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onjuros, Poderes y Notas</text:p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3:55:55.179297000</meta:creation-date>
    <dc:date>2016-09-25T15:23:54.618079000</dc:date>
    <meta:editing-duration>PT1H12M47S</meta:editing-duration>
    <meta:editing-cycles>1</meta:editing-cycles>
    <meta:document-statistic meta:table-count="3" meta:image-count="0" meta:object-count="0" meta:page-count="2" meta:paragraph-count="19" meta:word-count="30" meta:character-count="196" meta:non-whitespace-character-count="175"/>
    <meta:generator>LibreOffice/4.1.3.2$MacOSX_x86 LibreOffice_project/70feb7d99726f064edab4605a8ab840c50ec57a</meta:generator>
  </office:meta>
</office:document-meta>
</file>